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Instance.remove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youtInstance.get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set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Instance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Insta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Instance.getTemporar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setTemporary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Instanc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LayoutInstance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remove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